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1d9810" officeooo:paragraph-rsid="001d9810" style:font-weight-asian="bold" style:font-weight-complex="bold"/>
    </style:style>
    <style:style style:name="P2" style:family="paragraph" style:parent-style-name="Standard">
      <style:paragraph-properties fo:text-align="justify" style:justify-single-word="false"/>
      <style:text-properties fo:font-weight="bold" officeooo:rsid="0020f04a" officeooo:paragraph-rsid="0020f04a" style:font-weight-asian="bold" style:font-weight-complex="bold"/>
    </style:style>
    <style:style style:name="P3" style:family="paragraph" style:parent-style-name="Standard">
      <style:paragraph-properties fo:text-align="justify" style:justify-single-word="false"/>
      <style:text-properties fo:font-weight="bold" officeooo:rsid="0024c286" officeooo:paragraph-rsid="0024c286" style:font-weight-asian="bold" style:font-weight-complex="bold"/>
    </style:style>
    <style:style style:name="P4" style:family="paragraph" style:parent-style-name="Standard">
      <style:paragraph-properties fo:text-align="justify" style:justify-single-word="false"/>
      <style:text-properties fo:font-weight="normal" officeooo:rsid="001d9810" officeooo:paragraph-rsid="001d9810" style:font-weight-asian="normal" style:font-weight-complex="normal"/>
    </style:style>
    <style:style style:name="P5" style:family="paragraph" style:parent-style-name="Standard">
      <style:paragraph-properties fo:text-align="justify" style:justify-single-word="false"/>
      <style:text-properties fo:font-weight="normal" officeooo:rsid="001e9af6" officeooo:paragraph-rsid="001e9af6" style:font-weight-asian="normal" style:font-weight-complex="normal"/>
    </style:style>
    <style:style style:name="P6" style:family="paragraph" style:parent-style-name="Standard">
      <style:paragraph-properties fo:text-align="justify" style:justify-single-word="false"/>
      <style:text-properties fo:font-weight="normal" officeooo:rsid="001f7f8d" officeooo:paragraph-rsid="001f7f8d" style:font-weight-asian="normal" style:font-weight-complex="normal"/>
    </style:style>
    <style:style style:name="P7" style:family="paragraph" style:parent-style-name="Standard">
      <style:paragraph-properties fo:text-align="justify" style:justify-single-word="false"/>
      <style:text-properties fo:font-weight="normal" officeooo:rsid="0020f04a" officeooo:paragraph-rsid="0020f04a" style:font-weight-asian="normal" style:font-weight-complex="normal"/>
    </style:style>
    <style:style style:name="P8" style:family="paragraph" style:parent-style-name="Standard">
      <style:paragraph-properties fo:text-align="justify" style:justify-single-word="false"/>
      <style:text-properties fo:font-weight="normal" officeooo:rsid="0022a6cd" officeooo:paragraph-rsid="0022a6cd" style:font-weight-asian="normal" style:font-weight-complex="normal"/>
    </style:style>
    <style:style style:name="P9" style:family="paragraph" style:parent-style-name="Standard">
      <style:paragraph-properties fo:text-align="justify" style:justify-single-word="false"/>
      <style:text-properties fo:font-weight="normal" officeooo:rsid="0024c286" officeooo:paragraph-rsid="0024c286" style:font-weight-asian="normal" style:font-weight-complex="normal"/>
    </style:style>
    <style:style style:name="P10" style:family="paragraph" style:parent-style-name="Standard">
      <style:paragraph-properties fo:text-align="justify" style:justify-single-word="false"/>
      <style:text-properties fo:font-weight="normal" officeooo:rsid="002547cb" officeooo:paragraph-rsid="002547cb" style:font-weight-asian="normal" style:font-weight-complex="normal"/>
    </style:style>
    <style:style style:name="P11" style:family="paragraph" style:parent-style-name="Standard">
      <style:paragraph-properties fo:text-align="justify" style:justify-single-word="false"/>
      <style:text-properties fo:font-weight="normal" officeooo:rsid="00260ca6" officeooo:paragraph-rsid="00260ca6" style:font-weight-asian="normal" style:font-weight-complex="normal"/>
    </style:style>
    <style:style style:name="P12" style:family="paragraph" style:parent-style-name="Standard">
      <style:paragraph-properties fo:text-align="justify" style:justify-single-word="false"/>
      <style:text-properties fo:font-weight="bold" officeooo:rsid="002547cb" officeooo:paragraph-rsid="002547cb" style:font-weight-asian="bold" style:font-weight-complex="bold"/>
    </style:style>
    <style:style style:name="T1" style:family="text">
      <style:text-properties officeooo:rsid="001e9af6"/>
    </style:style>
    <style:style style:name="T2" style:family="text">
      <style:text-properties officeooo:rsid="001f7f8d"/>
    </style:style>
    <style:style style:name="T3" style:family="text">
      <style:text-properties officeooo:rsid="001f888c"/>
    </style:style>
    <style:style style:name="T4" style:family="text">
      <style:text-properties officeooo:rsid="0022f8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ansceiver </text:p>
      <text:p text:style-name="P4">This document discusses the implementation of the transceiver. First I would like to start by explaining how the transceiver works in general terms. In order to transmit a data the tx instruction needs to be used which will transmit the specified data to the particular processor. Once transmitted the data will be received after a set amount of time to the destination processor. The destination processor can check if the data has arrived from the expected processor by checking the flags register. Once the packet has arrived the packet can be retrieved <text:span text:style-name="T1">from the data memory which is part of the reciever circuit.</text:span></text:p>
      <text:p text:style-name="P4"/>
      <text:p text:style-name="P1">Transmitter</text:p>
      <text:p text:style-name="P5">The method to transmit data to another processor will be to first push that data to the data memory. The transmitter will have an instruction with the following format ‘tx processor_id‘. <text:span text:style-name="T2">This instruction will pop the last value from the stack and transmit that value to the processor specfied. </text:span></text:p>
      <text:p text:style-name="P5"/>
      <text:p text:style-name="P6">In the instruction memory will be something like the following assumning the opcode for tx is 000100 and processor_id is 2</text:p>
      <text:p text:style-name="P6">000100 00000 00000</text:p>
      <text:p text:style-name="P6">0000 0000 0000 0010</text:p>
      <text:p text:style-name="P1"/>
      <text:p text:style-name="P1">Receiver</text:p>
      <text:p text:style-name="P1"/>
      <text:p text:style-name="P6">The reciever circuit will receive the packet even if the packet was not meant for the processor. So the first thing that the receiver circuit does is checks if the destination id is the same as its own id. If it is meant for the processor then the data is saved in a register file where the address corresponds to the source id. <text:span text:style-name="T3">Also in another register file the register will be set to high for the same source id which can be used by the processor to see if the data has arived. Once the data is retrived the flag can be set to 0.</text:span></text:p>
      <text:p text:style-name="P6"/>
      <text:p text:style-name="P2">How to use the tx instruction?</text:p>
      <text:p text:style-name="P7">For a certain address in the instruction memory all processors can transmit. However, no two processors cannot transmit to the same processor (node). Also if a processor wants to send to a certain node multiple packets the tx instructions cannot be one after another in the instruction memory. For example lets say that node 1 wants to send to node 2 3 packets then in the instruction memory the instructions should be as follows </text:p>
      <text:p text:style-name="P7">tx processor_id</text:p>
      <text:p text:style-name="P7">some other instruction</text:p>
      <text:p text:style-name="P7">tx processor_id</text:p>
      <text:p text:style-name="P7">some other instruction</text:p>
      <text:p text:style-name="P7">tx processor_id</text:p>
      <text:p text:style-name="P7">some other instruction</text:p>
      <text:p text:style-name="P8">The main aim for not allowing all the tx instructions to be written one after another is because this will not allow other processors to send for a certain amount of time. This is something we can explore later. There are two solutions to this. One is to have multiple transicevers connected but each will transmit and receive a different packet length. The second solution will be to have a loop of some sort <text:span text:style-name="T4">in software. For now I am concentrating on sending one data value which is 16 bit wide.</text:span></text:p>
      <text:p text:style-name="P8"/>
      <text:p text:style-name="P3">What to do if the has not arrived?</text:p>
      <text:p text:style-name="P9">There will be an instruction which will be implmented that will check if the data has been received by a certain node. Once the flag is set to 1 then the data can be retrived.</text:p>
      <text:p text:style-name="P9"/>
      <text:p text:style-name="P12">Packet structure</text:p>
      <text:p text:style-name="P10"><text:soft-page-break/>Destination ID</text:p>
      <text:p text:style-name="P10">data</text:p>
      <text:p text:style-name="P10">Source ID</text:p>
      <text:p text:style-name="P10"/>
      <text:p text:style-name="P11">All fields are 16 bit wi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6T08:01:30.970057747</meta:creation-date>
    <dc:date>2019-11-26T12:08:43.460879802</dc:date>
    <meta:editing-duration>PT1H9M39S</meta:editing-duration>
    <meta:editing-cycles>8</meta:editing-cycles>
    <meta:generator>LibreOffice/6.0.7.3$Linux_X86_64 LibreOffice_project/00m0$Build-3</meta:generator>
    <meta:document-statistic meta:table-count="0" meta:image-count="0" meta:object-count="0" meta:page-count="2" meta:paragraph-count="25" meta:word-count="531" meta:character-count="2979" meta:non-whitespace-character-count="2470"/>
  </office:meta>
</office:document-meta>
</file>